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9992F98B0A189E57D9.png" manifest:media-type="image/png"/>
  <manifest:file-entry manifest:full-path="Pictures/10000000000001B4000000922D62575F5163B1E3.png" manifest:media-type="image/png"/>
  <manifest:file-entry manifest:full-path="Pictures/100000000000027C0000022EA3CCE66E0E4CB0AF.png" manifest:media-type="image/png"/>
  <manifest:file-entry manifest:full-path="Pictures/1000000000000229000000A013A7A9B9FD847F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bd7" officeooo:paragraph-rsid="000cdbd7"/>
    </style:style>
    <style:style style:name="P2" style:family="paragraph" style:parent-style-name="Standard">
      <style:paragraph-properties fo:text-align="end" style:justify-single-word="false"/>
      <style:text-properties officeooo:rsid="000cdbd7" officeooo:paragraph-rsid="000cdb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é Douglas Gondim Soares, 485347</text:p>
      <text:p text:style-name="P1"/>
      <text:p text:style-name="P1">1 -)</text:p>
      <text:p text:style-name="P1"><draw:frame draw:style-name="fr1" draw:name="Image1" text:anchor-type="paragraph" svg:width="6.6252in" svg:height="5.8126in" draw:z-index="0"><draw:image xlink:href="Pictures/100000000000027C0000022EA3CCE66E0E4CB0AF.png" xlink:type="simple" xlink:show="embed" xlink:actuate="onLoad" loext:mime-type="image/png"/></draw:frame></text:p>
      <text:p text:style-name="P1"/>
      <text:p text:style-name="P1"/>
      <text:p text:style-name="P1"/>
      <text:p text:style-name="P1">2-)</text:p>
      <text:p text:style-name="P1"><draw:frame draw:style-name="fr1" draw:name="Image2" text:anchor-type="paragraph" svg:width="5.7602in" svg:height="1.6665in" draw:z-index="1"><draw:image xlink:href="Pictures/1000000000000229000000A013A7A9B9FD847F03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>3-)</text:p>
      <text:p text:style-name="P1"><draw:frame draw:style-name="fr2" draw:name="Image3" text:anchor-type="paragraph" svg:width="4.5417in" svg:height="1.5209in" draw:z-index="2"><draw:image xlink:href="Pictures/10000000000001B4000000922D62575F5163B1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-)</text:p>
      <text:p text:style-name="P1"><draw:frame draw:style-name="fr2" draw:name="Image4" text:anchor-type="paragraph" svg:width="4.6874in" svg:height="1.5937in" draw:z-index="3"><draw:image xlink:href="Pictures/10000000000001C20000009992F98B0A189E57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2:40:11.486471833</meta:creation-date>
    <dc:date>2020-09-06T22:46:57.491973968</dc:date>
    <meta:editing-duration>PT6M49S</meta:editing-duration>
    <meta:editing-cycles>1</meta:editing-cycles>
    <meta:document-statistic meta:table-count="0" meta:image-count="4" meta:object-count="0" meta:page-count="2" meta:paragraph-count="5" meta:word-count="10" meta:character-count="47" meta:non-whitespace-character-count="42"/>
    <meta:generator>LibreOffice/6.0.7.3$Linux_X86_64 LibreOffice_project/00m0$Build-3</meta:generator>
  </office:meta>
</office:document-meta>
</file>